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3.3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69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Seznam dokumentace Zk Pha 29/2015 (Materiály k zadávací dokumentaci Škodova paláce)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ČEZ - Nabídka na přednostní koupi+přiloha, dodatek nabídky,informace z OPP primátorovi, výpis z katastru nemovitostí z 20.11.2001 a výpis o OR - 8.8.2001 8 listů</text:p>
          </table:table-cell>
          <table:table-cell office:value-type="string" calcext:value-type="string">
            <text:p>8 listů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snesení RHMP č. 206 ze dne 22.2.2005 2 listy</text:p>
          </table:table-cell>
          <table:table-cell office:value-type="string" calcext:value-type="string">
            <text:p>2 listy</text:p>
          </table:table-cell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Dopisy ze 4.4.2005 -žádost o součinnost GŘ PVS, a.s. a 5-ti ředitelů organizací HMP 3 listy</text:p>
          </table:table-cell>
          <table:table-cell office:value-type="string" calcext:value-type="string">
            <text:p>3 listy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Usnesení RHMP č. 913 ze dne 21.6.2005 20 listů</text:p>
          </table:table-cell>
          <table:table-cell office:value-type="string" calcext:value-type="string">
            <text:p>20 listů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Usnesení RHMP č. 1080 ze dne 19.7.2005 včetně tisku 9767 3 listy</text:p>
          </table:table-cell>
          <table:table-cell office:value-type="string" calcext:value-type="string">
            <text:p>3 listy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Plná moc JUDr. Miroslavu Janstovi, advokátovi 3 listy</text:p>
          </table:table-cell>
          <table:table-cell office:value-type="string" calcext:value-type="string">
            <text:p>3 listy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Dopis ze dne 12.9.2005 na náměstka ministra pro MMR 8 listů</text:p>
          </table:table-cell>
          <table:table-cell office:value-type="string" calcext:value-type="string">
            <text:p>8 listů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Oznámení zadávacího řízení- centrální adresa 6 listů</text:p>
          </table:table-cell>
          <table:table-cell office:value-type="string" calcext:value-type="string">
            <text:p>6 listů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Zadávací dokumentace veřejné zakázky včetně příloh 30 listů</text:p>
          </table:table-cell>
          <table:table-cell office:value-type="string" calcext:value-type="string">
            <text:p>30 listů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Výpis z účtu PPF - složeníjistoty 1 list</text:p>
          </table:table-cell>
          <table:table-cell office:value-type="string" calcext:value-type="string">
            <text:p>1 list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Usnesenívlády ČR ze dne 9. listopadu 2005 č. 1444 2 listy</text:p>
          </table:table-cell>
          <table:table-cell office:value-type="string" calcext:value-type="string">
            <text:p>2 listy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Protokol o otevírání obálek › 4 listy</text:p>
          </table:table-cell>
          <table:table-cell office:value-type="string" calcext:value-type="string">
            <text:p>2 listy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Podklad pro hodnocení kvalifikace 2 listy</text:p>
          </table:table-cell>
          <table:table-cell office:value-type="string" calcext:value-type="string">
            <text:p>2 listy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Podklad pro posouzení nabidky 7 listů</text:p>
          </table:table-cell>
          <table:table-cell office:value-type="string" calcext:value-type="string">
            <text:p>7 listů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Podklad pro hodnoceni nabídky 3 listy</text:p>
          </table:table-cell>
          <table:table-cell office:value-type="string" calcext:value-type="string">
            <text:p>3 listy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Tisk 838 ze 7.12.2005 22 listů</text:p>
          </table:table-cell>
          <table:table-cell office:value-type="string" calcext:value-type="string">
            <text:p>22 listů</text:p>
          </table:table-cell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Zpráva o posouzení a hodnoceni nabídek 3 listy</text:p>
          </table:table-cell>
          <table:table-cell office:value-type="string" calcext:value-type="string">
            <text:p>3 listy</text:p>
          </table:table-cell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Protokol o ll. jednání hodnotící komise - 7.12.2005 2 listy</text:p>
          </table:table-cell>
          <table:table-cell office:value-type="string" calcext:value-type="string">
            <text:p>2 listy</text:p>
          </table:table-cell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Copa retail, s.r.o. - nabídka slevy - dopis ze dne 6.1.2006 1 list</text:p>
          </table:table-cell>
          <table:table-cell office:value-type="string" calcext:value-type="string">
            <text:p>1 list</text:p>
          </table:table-cell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Usnesení RHMP č. 39 ze dne 10.1.2006 2 listy</text:p>
          </table:table-cell>
          <table:table-cell office:value-type="string" calcext:value-type="string">
            <text:p>2 listy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Rozhodnutí zadavatele o přidělení veřejné zakázky 2 listy</text:p>
          </table:table-cell>
          <table:table-cell office:value-type="string" calcext:value-type="string">
            <text:p>2 listy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Dodatek č. 1 ke Smlouvě o nájmu objektu <text:s/>1 list</text:p>
          </table:table-cell>
          <table:table-cell office:value-type="string" calcext:value-type="string">
            <text:p>1 list</text:p>
          </table:table-cell>
        </table:table-row>
        <table:table-row table:style-name="ro4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Copa retail - žádost o udělení souhlasu se zajiťovacím postoupením pohledávek – 27.1.2006, Souhlas se zajišťovacím postoupením pohledávek 2 listy</text:p>
          </table:table-cell>
          <table:table-cell office:value-type="string" calcext:value-type="string">
            <text:p>2 listy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Smlouva o zřízení zástavního práva k nemovitostem 14 listů</text:p>
          </table:table-cell>
          <table:table-cell office:value-type="string" calcext:value-type="string">
            <text:p>14 listů</text:p>
          </table:table-cell>
        </table:table-row>
        <table:table-row table:style-name="ro4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Oznámení pronajímatele o zajišťovacím postoupení pohledávek a prohlášení nájemce 2 listy</text:p>
          </table:table-cell>
          <table:table-cell office:value-type="string" calcext:value-type="string">
            <text:p>2 listy</text:p>
          </table:table-cell>
        </table:table-row>
        <table:table-row table:style-name="ro4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Přehled objektů, které budou předmětem vystěhování z důvodu alokace MHMP 28 listů</text:p>
          </table:table-cell>
          <table:table-cell office:value-type="string" calcext:value-type="string">
            <text:p>28 listů</text:p>
          </table:table-cell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Výpis z katastru nemovitostí ze dne 1.2.2006 2 listy</text:p>
          </table:table-cell>
          <table:table-cell office:value-type="string" calcext:value-type="string">
            <text:p>2 listy</text:p>
          </table:table-cell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Zprava zadavatele 2 listy</text:p>
          </table:table-cell>
          <table:table-cell office:value-type="string" calcext:value-type="string">
            <text:p>2 listy</text:p>
          </table:table-cell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Výsledky zadávacího řízení- centrální adresa 4 listy</text:p>
          </table:table-cell>
          <table:table-cell office:value-type="string" calcext:value-type="string">
            <text:p>4 listy</text:p>
          </table:table-cell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Tisk č. 1354 ze dne 28.2.2006 21 listů</text:p>
          </table:table-cell>
          <table:table-cell office:value-type="string" calcext:value-type="string">
            <text:p>21 listů</text:p>
          </table:table-cell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Souhrn základních informací ke stěhování Magistrátu hlavního města Prahy 4 listy</text:p>
          </table:table-cell>
          <table:table-cell office:value-type="string" calcext:value-type="string">
            <text:p>4 listy</text:p>
          </table:table-cell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Dopis od Copa retail s.r.o. ze dne 18.4.2006 3 listy</text:p>
          </table:table-cell>
          <table:table-cell office:value-type="string" calcext:value-type="string">
            <text:p>3 listy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Tisk č. 1888 ze dne 18.5.2006 21 listů</text:p>
          </table:table-cell>
          <table:table-cell office:value-type="string" calcext:value-type="string">
            <text:p>21 listů</text:p>
          </table:table-cell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Tisk č. 1888 A ze dne 30.5.2006 18 listů</text:p>
          </table:table-cell>
          <table:table-cell office:value-type="string" calcext:value-type="string">
            <text:p>18 listů</text:p>
          </table:table-cell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Dodatek č.2 ke smlouvě o nájmu <text:s/>(nepodepsaný) 7 listů</text:p>
          </table:table-cell>
          <table:table-cell office:value-type="string" calcext:value-type="string">
            <text:p>7 listů</text:p>
          </table:table-cell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Dožádání policie ČR 1 list</text:p>
          </table:table-cell>
          <table:table-cell office:value-type="string" calcext:value-type="string">
            <text:p>1 list</text:p>
          </table:table-cell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Dožádání poície ČR 1 list</text:p>
          </table:table-cell>
          <table:table-cell office:value-type="string" calcext:value-type="string">
            <text:p>1 list</text:p>
          </table:table-cell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Podnět k přezkoumání úkonů zadavatele od Transparency International 6 listů</text:p>
          </table:table-cell>
          <table:table-cell office:value-type="string" calcext:value-type="string">
            <text:p>6 listů</text:p>
          </table:table-cell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Výsledky šetření podnětu Transparency International od ÚOHS 1 list</text:p>
          </table:table-cell>
          <table:table-cell office:value-type="string" calcext:value-type="string">
            <text:p>1 list</text:p>
          </table:table-cell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Jansta Kostka - vyjádření k podětu k přezkoumání úkonů zadavatele 12 listů</text:p>
          </table:table-cell>
          <table:table-cell office:value-type="string" calcext:value-type="string">
            <text:p>12 listů</text:p>
          </table:table-cell>
        </table:table-row>
        <table:table-row table:style-name="ro4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Dopis na KN ze dne 29.8.2006 ~ o povolení vkladu práva do katastru nemovitostí 4 listy</text:p>
          </table:table-cell>
          <table:table-cell office:value-type="string" calcext:value-type="string">
            <text:p>4 listy</text:p>
          </table:table-cell>
        </table:table-row>
        <table:table-row table:style-name="ro4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Výzva k odstranění nedostatků návrhu na zahájení řízení o povolení vkladu z KN 3 listy</text:p>
          </table:table-cell>
          <table:table-cell office:value-type="string" calcext:value-type="string">
            <text:p>3 listy</text:p>
          </table:table-cell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Korespondence k vyjasnění souhlasného prohlášení pro KN 9 listů</text:p>
          </table:table-cell>
          <table:table-cell office:value-type="string" calcext:value-type="string">
            <text:p>9 listů</text:p>
          </table:table-cell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Podání souhlasného prohlášení na KN 5 listů</text:p>
          </table:table-cell>
          <table:table-cell office:value-type="string" calcext:value-type="string">
            <text:p>5 listů</text:p>
          </table:table-cell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Výpis z katastru nemovitostí ze dne 10.1.2007 2 listy</text:p>
          </table:table-cell>
          <table:table-cell office:value-type="string" calcext:value-type="string">
            <text:p>2 listy</text:p>
          </table:table-cell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Plnění inforamční povinnosti od Copa retail s.r.o. 1 list</text:p>
          </table:table-cell>
          <table:table-cell office:value-type="string" calcext:value-type="string">
            <text:p>1 list</text:p>
          </table:table-cell>
        </table:table-row>
        <table:table-row table:style-name="ro4">
          <table:table-cell table:style-name="ce1" office:value-type="float" office:value="47" calcext:value-type="float">
            <text:p>47</text:p>
          </table:table-cell>
          <table:table-cell office:value-type="string" calcext:value-type="string">
            <text:p>Ozámení o změně právní formy Copa Retail k.s.+stanovisko LEG+výpis z OR 5 listů</text:p>
          </table:table-cell>
          <table:table-cell office:value-type="string" calcext:value-type="string">
            <text:p>5 listů</text:p>
          </table:table-cell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Relokace MHMP - vznik supermarketu veřejných agend 24 listů</text:p>
          </table:table-cell>
          <table:table-cell office:value-type="string" calcext:value-type="string">
            <text:p>24 listů</text:p>
          </table:table-cell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Analýza CD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2" table:number-rows-repeated="1048520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tron </meta:initial-creator>
    <meta:creation-date>2015-05-06T11:13:59.823625967</meta:creation-date>
    <dc:date>2015-05-06T11:20:13.893866613</dc:date>
    <dc:creator>Aktron </dc:creator>
    <meta:editing-duration>P0D</meta:editing-duration>
    <meta:editing-cycles>1</meta:editing-cycles>
    <meta:document-statistic meta:table-count="1" meta:cell-count="150" meta:object-count="0"/>
    <meta:generator>LibreOffice/4.2.6.3$Linux_X86_64 LibreOffice_project/420m0$Build-3</meta:generator>
  </office:meta>
</office:document-meta>
</file>